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style:rel-width="100%" fo:margin-left="0cm" fo:margin-top="0cm" fo:margin-bottom="0cm" table:align="left" style:writing-mode="page"/>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padding="0cm" fo:border="none"/>
    </style:style>
    <style:style style:name="Table3.5" style:family="table-row">
      <style:table-row-properties style:min-row-height="0.58cm" fo:keep-together="auto"/>
    </style:style>
    <style:style style:name="P1" style:family="paragraph" style:parent-style-name="WW-meta-heading">
      <style:text-properties officeooo:rsid="00212317" officeooo:paragraph-rsid="00212317"/>
    </style:style>
    <style:style style:name="P2" style:family="paragraph" style:parent-style-name="WW-abstract">
      <style:text-properties officeooo:paragraph-rsid="001c7e82"/>
    </style:style>
    <style:style style:name="P3" style:family="paragraph" style:parent-style-name="WW-abstract">
      <style:text-properties officeooo:rsid="0022dc9e" officeooo:paragraph-rsid="0022dc9e"/>
    </style:style>
    <style:style style:name="P4" style:family="paragraph" style:parent-style-name="WW-copyright">
      <style:text-properties officeooo:paragraph-rsid="0022dc9e"/>
    </style:style>
    <style:style style:name="P5" style:family="paragraph" style:parent-style-name="WW-downloads-available">
      <style:text-properties officeooo:rsid="001e4e85" officeooo:paragraph-rsid="001e4e85"/>
    </style:style>
    <style:style style:name="P6" style:family="paragraph" style:parent-style-name="WW-backcover-text">
      <style:text-properties officeooo:rsid="001f8be8" officeooo:paragraph-rsid="001f8be8"/>
    </style:style>
    <style:style style:name="P7" style:family="paragraph" style:parent-style-name="WW-meta-heading">
      <style:text-properties officeooo:rsid="001f8be8" officeooo:paragraph-rsid="001f8be8"/>
    </style:style>
    <style:style style:name="P8" style:family="paragraph" style:parent-style-name="WW-author-biography">
      <style:text-properties officeooo:rsid="002cbe43" officeooo:paragraph-rsid="002cbe43"/>
    </style:style>
    <style:style style:name="P9" style:family="paragraph" style:parent-style-name="WW-additional-info-title">
      <style:text-properties officeooo:paragraph-rsid="006de1bc"/>
    </style:style>
    <style:style style:name="P10" style:family="paragraph" style:parent-style-name="WW-additional-info">
      <style:text-properties officeooo:paragraph-rsid="006de1bc"/>
    </style:style>
    <style:style style:name="P11" style:family="paragraph" style:parent-style-name="WW-additional-info">
      <style:text-properties officeooo:rsid="000b9600" officeooo:paragraph-rsid="006de1bc"/>
    </style:style>
    <style:style style:name="P12" style:family="paragraph" style:parent-style-name="WW-Chapter">
      <style:paragraph-properties fo:break-before="page"/>
    </style:style>
    <style:style style:name="P13" style:family="paragraph" style:parent-style-name="WW-paragraph">
      <style:text-properties officeooo:rsid="00212317" officeooo:paragraph-rsid="00212317"/>
    </style:style>
    <style:style style:name="P14" style:family="paragraph" style:parent-style-name="WW-paragraph">
      <style:text-properties officeooo:rsid="0022f04a" officeooo:paragraph-rsid="0024a793"/>
    </style:style>
    <style:style style:name="P15" style:family="paragraph" style:parent-style-name="WW-paragraph">
      <style:text-properties officeooo:rsid="0021a25f" officeooo:paragraph-rsid="00264c1a"/>
    </style:style>
    <style:style style:name="P16" style:family="paragraph" style:parent-style-name="WW-paragraph">
      <style:text-properties officeooo:rsid="0021a25f" officeooo:paragraph-rsid="0021a25f"/>
    </style:style>
    <style:style style:name="P17" style:family="paragraph" style:parent-style-name="WW-footnote">
      <style:text-properties officeooo:rsid="0021a25f" officeooo:paragraph-rsid="0021a25f"/>
    </style:style>
    <style:style style:name="P18" style:family="paragraph" style:parent-style-name="WW-paragraph">
      <style:text-properties officeooo:rsid="0028fdc8" officeooo:paragraph-rsid="0028fdc8"/>
    </style:style>
    <style:style style:name="P19" style:family="paragraph" style:parent-style-name="WW-Chapter">
      <style:paragraph-properties fo:break-before="page"/>
      <style:text-properties officeooo:rsid="00264c1a"/>
    </style:style>
    <style:style style:name="P20" style:family="paragraph" style:parent-style-name="WW-paragraph">
      <style:text-properties officeooo:rsid="00264c1a" officeooo:paragraph-rsid="00264c1a"/>
    </style:style>
    <style:style style:name="P21" style:family="paragraph" style:parent-style-name="WW-chapter-section-1">
      <style:text-properties officeooo:paragraph-rsid="0038fd61"/>
    </style:style>
    <style:style style:name="P22" style:family="paragraph" style:parent-style-name="WW-paragraph">
      <style:text-properties officeooo:rsid="0038fd61" officeooo:paragraph-rsid="0038fd61"/>
    </style:style>
    <style:style style:name="P23" style:family="paragraph" style:parent-style-name="WW-epigram">
      <style:paragraph-properties style:writing-mode="lr-tb"/>
      <style:text-properties officeooo:paragraph-rsid="0021a25f"/>
    </style:style>
    <style:style style:name="P24" style:family="paragraph" style:parent-style-name="WW-paragraph">
      <style:text-properties officeooo:rsid="00281b7f" officeooo:paragraph-rsid="00281b7f"/>
    </style:style>
    <style:style style:name="P25" style:family="paragraph" style:parent-style-name="WW-paragraph">
      <style:text-properties officeooo:rsid="00299c1f" officeooo:paragraph-rsid="00299c1f"/>
    </style:style>
    <style:style style:name="P26" style:family="paragraph" style:parent-style-name="WW-paragraph">
      <style:text-properties officeooo:rsid="002d534f" officeooo:paragraph-rsid="00359a1c"/>
    </style:style>
    <style:style style:name="P27" style:family="paragraph" style:parent-style-name="WW-paragraph">
      <style:text-properties officeooo:rsid="002dc392" officeooo:paragraph-rsid="002dc392"/>
    </style:style>
    <style:style style:name="P28" style:family="paragraph" style:parent-style-name="WW-line-block">
      <style:text-properties officeooo:paragraph-rsid="00357418"/>
    </style:style>
    <style:style style:name="P29" style:family="paragraph" style:parent-style-name="WW-paragraph">
      <style:text-properties officeooo:rsid="0032e590" officeooo:paragraph-rsid="00357418"/>
    </style:style>
    <style:style style:name="P30" style:family="paragraph" style:parent-style-name="WW-paragraph">
      <style:text-properties officeooo:rsid="0032e590" officeooo:paragraph-rsid="00359a1c"/>
    </style:style>
    <style:style style:name="P31" style:family="paragraph" style:parent-style-name="WW-line-block">
      <style:text-properties officeooo:paragraph-rsid="00344837"/>
    </style:style>
    <style:style style:name="P32" style:family="paragraph" style:parent-style-name="WW-paragraph">
      <style:text-properties officeooo:rsid="00344837" officeooo:paragraph-rsid="00344837"/>
    </style:style>
    <style:style style:name="P33" style:family="paragraph" style:parent-style-name="WW-paragraph">
      <style:text-properties officeooo:rsid="00359a1c" officeooo:paragraph-rsid="00359a1c"/>
    </style:style>
    <style:style style:name="P34" style:family="paragraph" style:parent-style-name="WW-paragraph">
      <style:text-properties officeooo:rsid="00359a1c" officeooo:paragraph-rsid="0038fd61"/>
    </style:style>
    <style:style style:name="P35" style:family="paragraph" style:parent-style-name="WW-line-block-center">
      <style:text-properties officeooo:paragraph-rsid="0036e3c8"/>
    </style:style>
    <style:style style:name="P36" style:family="paragraph" style:parent-style-name="WW-tight-right-cite">
      <style:text-properties officeooo:rsid="00344837" officeooo:paragraph-rsid="0036e3c8"/>
    </style:style>
    <style:style style:name="P37" style:family="paragraph" style:parent-style-name="WW-Chapter">
      <style:text-properties officeooo:rsid="003e6613" officeooo:paragraph-rsid="003e6613"/>
    </style:style>
    <style:style style:name="P38" style:family="paragraph" style:parent-style-name="WW-paragraph">
      <style:text-properties officeooo:rsid="003e6613" officeooo:paragraph-rsid="003e6613"/>
    </style:style>
    <style:style style:name="P39" style:family="paragraph" style:parent-style-name="WW-paragraph">
      <style:text-properties officeooo:rsid="003f9728" officeooo:paragraph-rsid="003f9728"/>
    </style:style>
    <style:style style:name="P40" style:family="paragraph" style:parent-style-name="WW-paragraph" style:list-style-name="L1"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1" style:family="paragraph" style:parent-style-name="WW-paragraph" style:list-style-name="L1">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2" style:family="paragraph" style:parent-style-name="WW-paragraph">
      <style:text-properties officeooo:rsid="001e9bfd" officeooo:paragraph-rsid="003f9728"/>
    </style:style>
    <style:style style:name="P43" style:family="paragraph" style:parent-style-name="WW-paragraph" style:list-style-name="L2"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4" style:family="paragraph" style:parent-style-name="WW-paragraph" style:list-style-name="L2">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5" style:family="paragraph" style:parent-style-name="WW-gloss-term">
      <style:text-properties officeooo:paragraph-rsid="003e6613"/>
    </style:style>
    <style:style style:name="P46" style:family="paragraph" style:parent-style-name="WW-gloss-text">
      <style:text-properties officeooo:paragraph-rsid="003e6613"/>
    </style:style>
    <style:style style:name="P47" style:family="paragraph" style:parent-style-name="WW-gloss-text">
      <style:text-properties officeooo:rsid="003e6613" officeooo:paragraph-rsid="003e6613"/>
    </style:style>
    <style:style style:name="P48" style:family="paragraph" style:parent-style-name="WW-chapter-section-1">
      <style:text-properties officeooo:rsid="0044457b" officeooo:paragraph-rsid="0044457b"/>
    </style:style>
    <style:style style:name="P49" style:family="paragraph" style:parent-style-name="WW-paragraph">
      <style:text-properties officeooo:rsid="0044457b" officeooo:paragraph-rsid="0044457b"/>
    </style:style>
    <style:style style:name="P50" style:family="paragraph" style:parent-style-name="WW-instruction-list">
      <style:text-properties officeooo:paragraph-rsid="0044457b"/>
    </style:style>
    <style:style style:name="P51" style:family="paragraph" style:parent-style-name="WW-instruction-list-comment">
      <style:text-properties officeooo:paragraph-rsid="0044457b"/>
    </style:style>
    <style:style style:name="P52" style:family="paragraph" style:parent-style-name="WW-instruction-list">
      <style:text-properties officeooo:rsid="0044457b" officeooo:paragraph-rsid="0044457b"/>
    </style:style>
    <style:style style:name="P53" style:family="paragraph" style:parent-style-name="WW-paragraph">
      <style:text-properties officeooo:paragraph-rsid="004c4dbb"/>
    </style:style>
    <style:style style:name="P54" style:family="paragraph" style:parent-style-name="WW-paragraph">
      <style:paragraph-properties fo:margin-top="0.3cm" fo:margin-bottom="0.3cm" style:contextual-spacing="false"/>
      <style:text-properties officeooo:rsid="0047f246" officeooo:paragraph-rsid="006ff855"/>
    </style:style>
    <style:style style:name="P55" style:family="paragraph" style:parent-style-name="WW-paragraph">
      <style:text-properties officeooo:paragraph-rsid="004e6aef"/>
    </style:style>
    <style:style style:name="P56" style:family="paragraph" style:parent-style-name="WW-table-caption">
      <style:text-properties officeooo:paragraph-rsid="004e6aef"/>
    </style:style>
    <style:style style:name="P57" style:family="paragraph" style:parent-style-name="WW-table-data">
      <style:text-properties officeooo:paragraph-rsid="004e6aef"/>
    </style:style>
    <style:style style:name="P58" style:family="paragraph" style:parent-style-name="WW-paragraph">
      <style:paragraph-properties fo:margin-top="0.3cm" fo:margin-bottom="0.3cm" style:contextual-spacing="false"/>
      <style:text-properties officeooo:rsid="004c4dbb" officeooo:paragraph-rsid="004e6aef"/>
    </style:style>
    <style:style style:name="P59" style:family="paragraph" style:parent-style-name="WW-table-header">
      <style:text-properties officeooo:paragraph-rsid="004e6aef"/>
    </style:style>
    <style:style style:name="P60" style:family="paragraph" style:parent-style-name="WW-chapter-section-1">
      <style:text-properties officeooo:rsid="00574f3b" officeooo:paragraph-rsid="00574f3b"/>
    </style:style>
    <style:style style:name="P61" style:family="paragraph" style:parent-style-name="WW-paragraph">
      <style:text-properties officeooo:rsid="00574f3b" officeooo:paragraph-rsid="00574f3b"/>
    </style:style>
    <style:style style:name="P62" style:family="paragraph" style:parent-style-name="WW-paragraph">
      <style:text-properties officeooo:paragraph-rsid="006273f5"/>
    </style:style>
    <style:style style:name="P63" style:family="paragraph" style:parent-style-name="WW-paragraph">
      <style:text-properties officeooo:paragraph-rsid="0054b6b6"/>
    </style:style>
    <style:style style:name="P64" style:family="paragraph" style:parent-style-name="WW-caption-centered-sans">
      <style:paragraph-properties fo:margin-top="0cm" fo:margin-bottom="0.101cm" style:contextual-spacing="false" style:writing-mode="lr-tb"/>
      <style:text-properties officeooo:rsid="0050f68d" officeooo:paragraph-rsid="0054b6b6"/>
    </style:style>
    <style:style style:name="P65" style:family="paragraph" style:parent-style-name="WW-caption-centered-serif">
      <style:paragraph-properties style:writing-mode="lr-tb"/>
      <style:text-properties officeooo:rsid="0050f68d" officeooo:paragraph-rsid="0054b6b6"/>
    </style:style>
    <style:style style:name="P66" style:family="paragraph" style:parent-style-name="WW-centered-image">
      <style:text-properties officeooo:paragraph-rsid="0054b6b6"/>
    </style:style>
    <style:style style:name="P67" style:family="paragraph" style:parent-style-name="WW-caption-centered-serif">
      <style:text-properties officeooo:paragraph-rsid="0054b6b6"/>
    </style:style>
    <style:style style:name="P68" style:family="paragraph" style:parent-style-name="WW-paragraph">
      <style:text-properties officeooo:rsid="0054b6b6" officeooo:paragraph-rsid="0054b6b6"/>
    </style:style>
    <style:style style:name="P69" style:family="paragraph" style:parent-style-name="WW-paragraph" style:list-style-name="L3">
      <style:paragraph-properties fo:margin-top="0cm" fo:margin-bottom="0cm" style:contextual-spacing="false"/>
      <style:text-properties officeooo:paragraph-rsid="0054b6b6"/>
    </style:style>
    <style:style style:name="P70" style:family="paragraph" style:parent-style-name="WW-paragraph" style:list-style-name="L3">
      <style:paragraph-properties fo:margin-top="0cm" fo:margin-bottom="0cm" style:contextual-spacing="false"/>
      <style:text-properties officeooo:rsid="0054b6b6" officeooo:paragraph-rsid="0054b6b6"/>
    </style:style>
    <style:style style:name="P71" style:family="paragraph" style:parent-style-name="WW-paragraph">
      <style:paragraph-properties fo:margin-top="0.201cm" fo:margin-bottom="0.201cm" style:contextual-spacing="false"/>
      <style:text-properties officeooo:rsid="00550ff7" officeooo:paragraph-rsid="00550ff7"/>
    </style:style>
    <style:style style:name="P72" style:family="paragraph" style:parent-style-name="WW-chapter-section-1">
      <style:text-properties officeooo:paragraph-rsid="00574f3b"/>
    </style:style>
    <style:style style:name="P73" style:family="paragraph" style:parent-style-name="WW-paragraph">
      <style:text-properties officeooo:rsid="00550ff7" officeooo:paragraph-rsid="00574f3b"/>
    </style:style>
    <style:style style:name="P74" style:family="paragraph" style:parent-style-name="WW-epigram-image">
      <style:text-properties officeooo:paragraph-rsid="00574f3b"/>
    </style:style>
    <style:style style:name="P75" style:family="paragraph" style:parent-style-name="WW-paragraph">
      <style:text-properties officeooo:rsid="0054b6b6" officeooo:paragraph-rsid="00574f3b"/>
    </style:style>
    <style:style style:name="P76" style:family="paragraph" style:parent-style-name="WW-paragraph" style:list-style-name="L3">
      <style:paragraph-properties fo:margin-top="0cm" fo:margin-bottom="0cm" style:contextual-spacing="false"/>
      <style:text-properties officeooo:paragraph-rsid="00574f3b"/>
    </style:style>
    <style:style style:name="P77" style:family="paragraph" style:parent-style-name="WW-paragraph" style:list-style-name="L3">
      <style:paragraph-properties fo:margin-top="0cm" fo:margin-bottom="0cm" style:contextual-spacing="false"/>
      <style:text-properties officeooo:rsid="0054b6b6" officeooo:paragraph-rsid="00574f3b"/>
    </style:style>
    <style:style style:name="P78" style:family="paragraph" style:parent-style-name="WW-paragraph">
      <style:paragraph-properties fo:margin-top="0cm" fo:margin-bottom="0cm" style:contextual-spacing="false"/>
      <style:text-properties officeooo:rsid="0054b6b6" officeooo:paragraph-rsid="00574f3b"/>
    </style:style>
    <style:style style:name="P79" style:family="paragraph" style:parent-style-name="Standard">
      <style:text-properties officeooo:paragraph-rsid="006febb4"/>
    </style:style>
    <style:style style:name="P80" style:family="paragraph" style:parent-style-name="WW-figure">
      <style:text-properties officeooo:paragraph-rsid="006febb4"/>
    </style:style>
    <style:style style:name="T1" style:family="text">
      <style:text-properties officeooo:rsid="001e4e85"/>
    </style:style>
    <style:style style:name="T2" style:family="text">
      <style:text-properties officeooo:rsid="0022dc9e"/>
    </style:style>
    <style:style style:name="T3" style:family="text">
      <style:text-properties officeooo:rsid="0046401c"/>
    </style:style>
    <style:style style:name="T4" style:family="text">
      <style:text-properties officeooo:rsid="005edbfd"/>
    </style:style>
    <style:style style:name="T5" style:family="text">
      <style:text-properties officeooo:rsid="001c7e82"/>
    </style:style>
    <style:style style:name="T6" style:family="text">
      <style:text-properties officeooo:rsid="001f8be8"/>
    </style:style>
    <style:style style:name="T7" style:family="text">
      <style:text-properties officeooo:rsid="002dc392"/>
    </style:style>
    <style:style style:name="T8" style:family="text">
      <style:text-properties officeooo:rsid="0063245d"/>
    </style:style>
    <style:style style:name="T9" style:family="text">
      <style:text-properties officeooo:rsid="001dcd3e"/>
    </style:style>
    <style:style style:name="T10" style:family="text">
      <style:text-properties officeooo:rsid="001e7304"/>
    </style:style>
    <style:style style:name="T11" style:family="text">
      <style:text-properties fo:font-style="italic" officeooo:rsid="002cbe43" style:font-style-asian="italic" style:font-style-complex="italic"/>
    </style:style>
    <style:style style:name="T12" style:family="text">
      <style:text-properties fo:font-style="italic" fo:font-weight="normal" officeooo:rsid="0022dc9e" style:font-style-asian="italic" style:font-weight-asian="normal" style:font-style-complex="italic" style:font-weight-complex="normal"/>
    </style:style>
    <style:style style:name="T13" style:family="text">
      <style:text-properties fo:font-style="italic" fo:font-weight="normal" officeooo:rsid="001dcd3e" style:font-style-asian="italic" style:font-weight-asian="normal" style:font-style-complex="italic" style:font-weight-complex="normal"/>
    </style:style>
    <style:style style:name="T14" style:family="text">
      <style:text-properties fo:font-style="italic" fo:font-weight="normal" officeooo:rsid="002cbe43" style:font-style-asian="italic" style:font-weight-asian="normal" style:font-style-complex="italic" style:font-weight-complex="normal"/>
    </style:style>
    <style:style style:name="T15" style:family="text">
      <style:text-properties officeooo:rsid="002cbe43"/>
    </style:style>
    <style:style style:name="T16" style:family="text">
      <style:text-properties officeooo:rsid="002d534f"/>
    </style:style>
    <style:style style:name="T17" style:family="text">
      <style:text-properties officeooo:rsid="00212317"/>
    </style:style>
    <style:style style:name="T18" style:family="text">
      <style:text-properties officeooo:rsid="00587caf"/>
    </style:style>
    <style:style style:name="T19" style:family="text">
      <style:text-properties officeooo:rsid="000a9378"/>
    </style:style>
    <style:style style:name="T20" style:family="text">
      <style:text-properties officeooo:rsid="0023dda0"/>
    </style:style>
    <style:style style:name="T21" style:family="text">
      <style:text-properties officeooo:rsid="0024a793"/>
    </style:style>
    <style:style style:name="T22" style:family="text">
      <style:text-properties officeooo:rsid="00264c1a"/>
    </style:style>
    <style:style style:name="T23" style:family="text">
      <style:text-properties officeooo:rsid="005d3cb5"/>
    </style:style>
    <style:style style:name="T24" style:family="text">
      <style:text-properties fo:font-size="12pt"/>
    </style:style>
    <style:style style:name="T25" style:family="text">
      <style:text-properties fo:language="en" fo:country="AU" style:language-complex="th" style:country-complex="TH"/>
    </style:style>
    <style:style style:name="T26" style:family="text">
      <style:text-properties officeooo:rsid="0021a25f"/>
    </style:style>
    <style:style style:name="T27" style:family="text">
      <style:text-properties officeooo:rsid="003aeb1b"/>
    </style:style>
    <style:style style:name="T28" style:family="text">
      <style:text-properties officeooo:rsid="0028fdc8"/>
    </style:style>
    <style:style style:name="T29" style:family="text">
      <style:text-properties officeooo:rsid="002ad833"/>
    </style:style>
    <style:style style:name="T30" style:family="text">
      <style:text-properties officeooo:rsid="00299c1f"/>
    </style:style>
    <style:style style:name="T31" style:family="text">
      <style:text-properties officeooo:rsid="002c4dfd"/>
    </style:style>
    <style:style style:name="T32" style:family="text">
      <style:text-properties officeooo:rsid="00359a1c"/>
    </style:style>
    <style:style style:name="T33" style:family="text">
      <style:text-properties officeooo:rsid="0030b066"/>
    </style:style>
    <style:style style:name="T34" style:family="text">
      <style:text-properties officeooo:rsid="002e394e"/>
    </style:style>
    <style:style style:name="T35" style:family="text">
      <style:text-properties officeooo:rsid="003235b1"/>
    </style:style>
    <style:style style:name="T36" style:family="text">
      <style:text-properties fo:language="en" fo:country="US"/>
    </style:style>
    <style:style style:name="T37" style:family="text">
      <style:text-properties officeooo:rsid="00357418"/>
    </style:style>
    <style:style style:name="T38" style:family="text">
      <style:text-properties officeooo:rsid="0036e3c8"/>
    </style:style>
    <style:style style:name="T39" style:family="text">
      <style:text-properties officeooo:rsid="00344837"/>
    </style:style>
    <style:style style:name="T40" style:family="text">
      <style:text-properties officeooo:rsid="0047f246"/>
    </style:style>
    <style:style style:name="T41" style:family="text">
      <style:text-properties officeooo:rsid="003f9728"/>
    </style:style>
    <style:style style:name="T42" style:family="text">
      <style:text-properties fo:language="en" fo:country="GB"/>
    </style:style>
    <style:style style:name="T43" style:family="text">
      <style:text-properties officeooo:rsid="004b1ecb"/>
    </style:style>
    <style:style style:name="T44" style:family="text">
      <style:text-properties officeooo:rsid="004e6aef"/>
    </style:style>
    <style:style style:name="T45" style:family="text">
      <style:text-properties officeooo:rsid="0050f68d"/>
    </style:style>
    <style:style style:name="T46" style:family="text">
      <style:text-properties officeooo:rsid="004c4dbb"/>
    </style:style>
    <style:style style:name="T47" style:family="text">
      <style:text-properties officeooo:rsid="006ff855"/>
    </style:style>
    <style:style style:name="T48" style:family="text">
      <style:text-properties officeooo:rsid="004a8a55"/>
    </style:style>
    <style:style style:name="T49" style:family="text">
      <style:text-properties officeooo:rsid="0017a507"/>
    </style:style>
    <style:style style:name="T50" style:family="text">
      <style:text-properties officeooo:rsid="00550ff7"/>
    </style:style>
    <style:style style:name="T51" style:family="text">
      <style:text-properties officeooo:rsid="00574f3b"/>
    </style:style>
    <style:style style:name="T52" style:family="text">
      <style:text-properties officeooo:rsid="00504482"/>
    </style:style>
    <style:style style:name="T53" style:family="text">
      <style:text-properties officeooo:rsid="006273f5"/>
    </style:style>
    <style:style style:name="T54" style:family="text">
      <style:text-properties officeooo:rsid="0054127e"/>
    </style:style>
    <style:style style:name="T55" style:family="text">
      <style:text-properties officeooo:rsid="0054b6b6"/>
    </style:style>
    <style:style style:name="T56" style:family="text">
      <style:text-properties officeooo:rsid="00522988"/>
    </style:style>
    <style:style style:name="T57" style:family="text">
      <style:text-properties officeooo:rsid="0055871d"/>
    </style:style>
    <style:style style:name="T58" style:family="text">
      <style:text-properties fo:font-style="italic" style:font-style-asian="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This is a <text:span text:style-name="T1">WW-m</text:span>e<text:span text:style-name="T1">ta-heading. Anything in this style will be ignored and removed from the final book.</text:span></text:p>
      <text:p text:style-name="P1">Please Look at the Paragraph <text:span text:style-name="T2">&amp; Character </text:span>Styles list for the following sections. This is how the software that converts this text to a tMS webpage <text:span text:style-name="T3">decides what to do with the text.</text:span><text:span text:style-name="T2"> </text:span></text:p>
      <text:p text:style-name="WW-meta-heading">author:</text:p>
      <text:p text:style-name="WW-authors">brahmali</text:p>
      <text:p text:style-name="WW-meta-heading">item-type:</text:p>
      <text:p text:style-name="WW-item-type"><text:span text:style-name="T4">b</text:span>ook</text:p>
      <text:p text:style-name="WW-meta-heading"><text:span text:style-name="T5">Short </text:span><text:span text:style-name="T2">Abstract:</text:span></text:p>
      <text:p text:style-name="WW-abstract-short">In this section you write a short <text:span text:style-name="T5">abstract. This will be used on the ‘bookshelf’ of the library to indicate the contents of the book.</text:span></text:p>
      <text:p text:style-name="WW-meta-heading">Abstract:</text:p>
      <text:p text:style-name="P2">A longer abstract. <text:span text:style-name="T5">Currently this field is not used and it is legitimate to write the word ‘None’.. The data here</text:span> will eventually be used as a reference for libraries, <text:span text:style-name="T5">universities, </text:span>book shops <text:span text:style-name="T5">and print on demand distributors.</text:span></text:p>
      <text:p text:style-name="P3">Both the abstract and short abstract styles can have multiple paragraphs</text:p>
      <text:p text:style-name="WW-meta-heading">Copyright:</text:p>
      <text:p text:style-name="P4">This <text:span text:style-name="T6">style </text:span><text:span text:style-name="T7">(</text:span><text:span text:style-name="Source_20_Text"><text:span text:style-name="T7">WW-</text:span></text:span><text:span text:style-name="Source_20_Text"><text:span text:style-name="T8">c</text:span></text:span><text:span text:style-name="Source_20_Text"><text:span text:style-name="T7">opyright</text:span></text:span><text:span text:style-name="T7">) </text:span>is one <text:span text:style-name="T2">paragraph</text:span> <text:span text:style-name="T6">only</text:span>, but it <text:span text:style-name="T7">is</text:span> separated by soft breaks <text:line-break/>(hold shift and press enter<text:span text:style-name="T5">) <text:line-break/></text:span><text:span text:style-name="T9">so that the line is broken up </text:span><text:span text:style-name="T6">in this manner</text:span><text:span text:style-name="T9">:<text:line-break/>© </text:span><text:span text:style-name="T6">T</text:span><text:span text:style-name="T9">he </text:span><text:span text:style-name="T6">A</text:span><text:span text:style-name="T9">uthor<text:line-break/>First Published </text:span><text:span text:style-name="T10">by </text:span><text:span text:style-name="T6">Phantom</text:span><text:span text:style-name="T10"> </text:span><text:span text:style-name="T6">Books </text:span><text:span text:style-name="T9">in 20</text:span><text:span text:style-name="T10">20</text:span><text:span text:style-name="T9"><text:line-break/>Second Edition </text:span><text:span text:style-name="T10">published </text:span><text:span text:style-name="T9">in 20</text:span><text:span text:style-name="T10">21</text:span><text:span text:style-name="T9">.<text:line-break/>This Wisdom &amp; Wonders online edition published in 20</text:span><text:span text:style-name="T10">24</text:span><text:span text:style-name="T9">.<text:line-break/>Also available at </text:span><text:a xlink:type="simple" xlink:href="https://lulu.com/thisbook" text:style-name="Internet_20_link" text:visited-style-name="Visited_20_Internet_20_Link"><text:span text:style-name="T9">lulu.com/thisbook</text:span></text:a><text:span text:style-name="T9"> as a print on demand </text:span><text:span text:style-name="T10">p</text:span><text:span text:style-name="T9">aperback.<text:line-break/></text:span><text:span text:style-name="T11">Note: </text:span><text:span text:style-name="T12">See how we have made an Internet link in the text. <text:line-break/>This is done using the menu Insert → Hyperlink</text:span><text:span text:style-name="T13"><text:line-break/></text:span><text:span text:style-name="T9">pp. 183 (in pdf format).<text:line-break/></text:span><text:span text:style-name="T13">The last line of the copyright should include <text:line-break/>a Creative Commons reference number.<text:line-break/></text:span><text:soft-page-break/><text:span text:style-name="T13">You can find </text:span><text:span text:style-name="T14">valid values for these </text:span><text:span text:style-name="T13">in <text:line-break/>_resources/copyright-data/cclicence.json <text:line-break/>e.g...<text:line-break/></text:span><text:span text:style-name="T9">BY-NC-ND 4.0</text:span></text:p>
      <text:p text:style-name="WW-meta-heading">Downloads Available (here is an example)</text:p>
      <text:p text:style-name="P5">pdf=yes<text:line-break/>epub=no<text:line-break/>azw3=yes</text:p>
      <text:p text:style-name="WW-download-text">This is some text that you may want to include under the download icons. <text:span text:style-name="T15">The style is </text:span><text:span text:style-name="T16">WW-download-text</text:span></text:p>
      <text:p text:style-name="WW-download-HTML">&lt;p&gt;This is some html that you may want to include under the text. <text:span text:style-name="T16">The style is WW-download-HTML</text:span> &lt;img src=’some/path/to/some/image’&gt;&lt;/p&gt;</text:p>
      <text:p text:style-name="WW-meta-heading">Backcover</text:p>
      <text:p text:style-name="WW-backcover-text">This style <text:span text:style-name="T6">is for the text that you often find on the back covers of books.</text:span></text:p>
      <text:p text:style-name="P6">You can have multiple paragraphs of text <text:span text:style-name="T17">here.</text:span></text:p>
      <text:p text:style-name="P7">Special Message</text:p>
      <text:p text:style-name="WW-special-message">Sometime we want to put a special message at the <text:span text:style-name="T6">front of a book in the online version only. </text:span><text:span text:style-name="T17">We use WW-special-message style for this. </text:span><text:span text:style-name="T6">Maybe to direct the reader to sponsor a print run. You can do that here, and you can add links to websites or people in the normal way, such as suggesting they might want to contact </text:span><text:a xlink:type="simple" xlink:href="https://discourse.suttacentral.net/u/stu/summary" text:style-name="Internet_20_link" text:visited-style-name="Visited_20_Internet_20_Link"><text:span text:style-name="T6">@stu</text:span></text:a><text:span text:style-name="T6"> on the SuttaCentral forum.</text:span></text:p>
      <text:p text:style-name="WW-meta-heading">Author Biography</text:p>
      <text:p text:style-name="P8">Some books have author biographies contained within them. <text:span text:style-name="T18">t</text:span>MS has a standard biography for all books by an author. Currently any biography that is specific to the book is specified using the WW-author-biography style.</text:p>
      <text:p text:style-name="WW-meta-heading">Additional Info Boxes</text:p>
      <text:p text:style-name="P9">First Add Info Title</text:p>
      <text:p text:style-name="P10">First add info <text:span text:style-name="T19">text</text:span></text:p>
      <text:p text:style-name="P9"><text:span text:style-name="T19">Second</text:span> Add Info Title</text:p>
      <text:p text:style-name="P10"><text:span text:style-name="T19">Second</text:span> add info <text:span text:style-name="T19">text</text:span></text:p>
      <text:p text:style-name="P11">another paragraph for Second add info text</text:p>
      <text:p text:style-name="WW-meta-heading">This ends the meta data options. On the next page you start the book or document.</text:p>
      <text:h text:style-name="P12" text:outline-level="1"><text:span text:style-name="T20">Introduction</text:span> </text:h>
      <text:p text:style-name="P13">The heading above uses the style WW-Chapter. The style for this paragraph is WW-paragraph, and this is the main style that you will use for your book.</text:p>
      <text:h text:style-name="WW-chapter-section-1" text:outline-level="2">Character styles</text:h>
      <text:p text:style-name="P14"><text:span text:style-name="T21">The sub heading above is the </text:span>There are a number of character styles that hep you format individual words or parts of sentences. These start with wwc- (the c is for character). One of the major ones you will be using is pali. If you have a pali word <text:span text:style-name="T21">or sentence</text:span>, such as <text:span text:style-name="wwc-pali">ekaggatā</text:span> <text:span text:style-name="T21">or </text:span><text:span text:style-name="wwc-pali"><text:span text:style-name="T21">ekaṁ</text:span></text:span><text:span text:style-name="T21"> </text:span><text:span text:style-name="wwc-pali"><text:span text:style-name="T21">samayaṁ</text:span></text:span><text:span text:style-name="T21"> </text:span><text:span text:style-name="wwc-pali"><text:span text:style-name="T21">bhagavā</text:span></text:span><text:span text:style-name="T21"> </text:span><text:span text:style-name="wwc-pali"><text:span text:style-name="T21">ukkaṭṭhāyaṁ</text:span></text:span><text:span text:style-name="T21"> </text:span><text:span text:style-name="wwc-pali"><text:span text:style-name="T21">viharati</text:span></text:span><text:span text:style-name="T21"> </text:span><text:span text:style-name="wwc-pali"><text:span text:style-name="T21">subhagavane</text:span></text:span><text:span text:style-name="T21"> </text:span><text:span text:style-name="wwc-pali"><text:span text:style-name="T21">sālarājamūle</text:span></text:span><text:span text:style-name="T21">, </text:span>then you apply the wwc-pali <text:span text:style-name="T21">character </text:span>style to that word. On the web page, this will automatically add italics to the word and change the lang attribute to ‘pi’, it will also attempt to hyphenate the word in a manner consistent with the pali language. </text:p>
      <text:p text:style-name="P14"><text:span text:style-name="T20">There is a similar character style for sanskrit, </text:span><text:span text:style-name="T22">wwc-sanskrit —</text:span><text:span text:style-name="T21"> </text:span><text:span text:style-name="wwc-sanskrit"><text:span text:style-name="T21">paśyaitāṁ pāṇḍu-putrāṇām </text:span></text:span><text:span text:style-name="wwc-sanskrit">ācārya mahatīṁ camūm vyūḍhāṁ drupada-putreṇa tava śiṣyeṇa dhīmatā </text:span><text:span text:style-name="T21">which works in a similar way.</text:span></text:p>
      <text:p text:style-name="P14"><text:span text:style-name="T22">There </text:span><text:span text:style-name="T20">one for Pali Text Society references (e.g. <text:s/></text:span><text:span text:style-name="wwc-PTS-reference"><text:span text:style-name="T20">M.I,340</text:span></text:span><text:span text:style-name="T20">) and a </text:span><text:span text:style-name="T22">there are a some </text:span><text:span text:style-name="T20">control styles that we will show later on.</text:span></text:p>
      <text:h text:style-name="WW-chapter-section-1" text:outline-level="2">Footnotes</text:h>
      <text:p text:style-name="P15">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6">Here is an example paragraph that shows ho<text:span text:style-name="T23">w</text:span> footnotes<text:note text:id="ftn1" text:note-class="footnote"><text:note-citation>1</text:note-citation><text:note-body><text:p text:style-name="P17">Here is my first footnote.</text:p></text:note-body></text:note> work.</text:p>
      <text:h text:style-name="WW-chapter-section-1" text:outline-level="2">Hyperlinks</text:h>
      <text:p text:style-name="P18">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19" text:outline-level="1">1. Quotes</text:h>
      <text:p text:style-name="P20">In this chapter we look at styles that help you to achieve formatting of quotes and verses. Notice how we have added a chapter number to this chapter. This will get formatted in tMS depending on <text:span text:style-name="T15">value of </text:span>WW-item-type. For ‘Document’ it is a simple number, for ‘Book’ it says the word ‘Chapter’ before it.</text:p>
      <text:h text:style-name="P21" text:outline-level="2">Standard block quote</text:h>
      <text:p text:style-name="P22">The standard block quote is achieved by using WW-blockquote. Here is an example</text:p>
      <text:p text:style-name="WW-blockquote">“<text:span text:style-name="T24">I have heard that you teach that charity should only be given to you but not to others, to your followers but not to the followers of other teachers. Are those who say this representing your opinion without distorting it? Do they speak according to your teaching? Indeed, good Gotama, I do not want to misrepresent you.” The Buddha replied: “Those who say this are not of my opinion, they misrepresent me and say what is untrue. Truly, whoever discourages another from giving hinders them in three ways. They hinder the giver from acquiring good, hinder the receiver from receiving the charity, and they have already ruined themselves through their meanness.”</text:span></text:p>
      <text:h text:style-name="P21" text:outline-level="2">Epigrams</text:h>
      <text:h text:style-name="WW-chapter-section-2" text:outline-level="3">WW-epigram</text:h>
      <text:p text:style-name="P16">Perhaps you want epigram centred with a citation underneath – so we use the WW-epigram and WW-epigram-cite styles like this:</text:p>
      <text:p text:style-name="P23">You yourselves must do the work, <text:line-break/>the Reali<text:span text:style-name="T25">s</text:span>ed Ones just show the way.</text:p>
      <text:p text:style-name="WW-epigram-cite"><text:span text:style-name="T26">D</text:span>hammapada<text:line-break/><text:a xlink:type="simple" xlink:href="https://suttacentral.net/dhp276/en/sujato" text:style-name="Internet_20_link" text:visited-style-name="Visited_20_Internet_20_Link">Dhp 276</text:a></text:p>
      <text:p text:style-name="P24">You find this type of epigram combined with WW-epigram-image and WW-Chapter <text:span text:style-name="T27">athe the beginning of each chapter </text:span><text:span text:style-name="T28">in </text:span><text:a xlink:type="simple" xlink:href="https://wiswo.org/books/journey/" text:style-name="Internet_20_link" text:visited-style-name="Visited_20_Internet_20_Link"><text:span text:style-name="T28">Journey to the Heart of the Lotus</text:span></text:a><text:span text:style-name="T28">.</text:span></text:p>
      <text:h text:style-name="WW-chapter-section-2" text:outline-level="3"><text:soft-page-break/>WW-epigram-<text:span text:style-name="T28">2</text:span></text:h>
      <text:p text:style-name="P25">For a bolder style of epigram that is useful on block quotes we can use <text:span text:style-name="T26">WW-epigram-</text:span>2 <text:span text:style-name="T26">and WW-epigram-</text:span>2-<text:span text:style-name="T26">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29">an example of </text:span>this type of <text:span text:style-name="T30">epigram in </text:span><text:a xlink:type="simple" xlink:href="https://wiswo.org/books/milk/" text:style-name="Internet_20_link" text:visited-style-name="Visited_20_Internet_20_Link"><text:span text:style-name="T30">Like Milk and Water Mixed</text:span></text:a><text:span text:style-name="T30">.</text:span></text:p>
      <text:h text:style-name="WW-chapter-section-2" text:outline-level="3">WW-epigram-3</text:h>
      <text:p text:style-name="WW-paragraph"><text:span text:style-name="T29">For narrower margins than epigram-2, use e</text:span>pigram-<text:span text:style-name="T29">3 </text:span><text:span text:style-name="T31">and epigram-3-cite</text:span></text:p>
      <text:p text:style-name="WW-epigram-3">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ter-section-1" text:outline-level="2"><text:span text:style-name="T16">L</text:span>ine <text:span text:style-name="T16">b</text:span>locks</text:h>
      <text:p text:style-name="P26">Line blocks are blocks of verse which allow for placement of <text:span text:style-name="T7">text within the block. Each line block is only one paragraph, but it is separated by soft breaks (hold shift and press enter to insert a soft break</text:span><text:span text:style-name="T5">). </text:span></text:p>
      <text:p text:style-name="P26"><text:span text:style-name="T7">There are two types of </text:span><text:span text:style-name="T32">line-blocks</text:span><text:span text:style-name="T7"> supported by tMS. A verse which is indented with a fixed width left margin </text:span><text:span text:style-name="T33">(WW-line-block)</text:span><text:span text:style-name="T7">, and a verse that is indented on the page with the longest line having left and right margins of equal width </text:span><text:span text:style-name="T33">(WW-line-block-center)</text:span><text:span text:style-name="T7">.</text:span></text:p>
      <text:h text:style-name="WW-chapter-section-2" text:outline-level="3">WW-line-block</text:h>
      <text:p text:style-name="P27"><text:span text:style-name="T34">WW-line-block</text:span> has a<text:span text:style-name="T33">n indented</text:span> fixed left margin. <text:span text:style-name="T33">In it’s simplest form WW-line-block give</text:span><text:span text:style-name="T32">s</text:span><text:span text:style-name="T33"> a neat left align text block. </text:span><text:span text:style-name="T35">Often it is used in conjunction with WW-tight-right-cite</text:span><text:span text:style-name="T33"> like so:</text:span></text:p>
      <text:p text:style-name="P28"><text:soft-page-break/><text:span text:style-name="T36">“One who sees dependent origination,<text:line-break/>    sees the Dhamma.One who <text:line-break/>sees the Dhamma,<text:line-break/>    sees dependent origination.”</text:span></text:p>
      <text:p text:style-name="WW-tight-right-cite"><text:a xlink:type="simple" xlink:href="https://suttacentral.net/mn28/en/sujato#28.5" text:style-name="Internet_20_link" text:visited-style-name="Visited_20_Internet_20_Link">MN 28:28.5–28.6, 38.7–38.8</text:a></text:p>
      <text:p text:style-name="P29"><text:span text:style-name="T37">Notice that we have indents for the 2nd and 4th line, this is achieved by entering non-breaking spaces (Shift+Ctrl+Space). </text:span><text:span text:style-name="T32">There are 4 of these non-breaking spaces at the beginning of each of the indented lines. </text:span><text:span text:style-name="T38">If you use normal spaces here, they will be stripped out of the final HTML.</text:span></text:p>
      <text:p text:style-name="P30"><text:span text:style-name="T37">T</text:span>here is a special character style called wwc-list-margin which can be used in <text:span text:style-name="T27">a </text:span><text:span text:style-name="T39">WW-</text:span>line-block. </text:p>
      <text:p text:style-name="P30"><text:span text:style-name="T39">Here is an example from </text:span><text:a xlink:type="simple" xlink:href="https://wiswo.org/books/vasy/" text:style-name="Internet_20_link" text:visited-style-name="Visited_20_Internet_20_Link"><text:span text:style-name="T39">Viññāṇa Anidassana</text:span></text:a><text:span text:style-name="T39">. </text:span></text:p>
      <text:p text:style-name="P31"><text:span text:style-name="wwc-list-margin">[Q1]</text:span>“Where do earth, water,<text:line-break/>fire, and air find no footing?</text:p>
      <text:p text:style-name="P31"><text:span text:style-name="wwc-list-margin">[Q2]</text:span>Where do the long and short,<text:line-break/>the small and gross, the fair and ugly—<text:line-break/>where do <text:span text:style-name="wwc-pali">nāma</text:span> and form<text:line-break/>fully come to cease?</text:p>
      <text:p text:style-name="P32">The <text:span text:style-name="T37">[Q1] and [Q2] in this example will be offset into the left margin (or the right margin for mobile devices) and the verse will be aligned correctly.</text:span></text:p>
      <text:h text:style-name="WW-chapter-section-2" text:outline-level="3">WW-line-block-center</text:h>
      <text:p text:style-name="P33">WW-line-block-center will left align the text, but centre it around the longest line of text.</text:p>
      <text:p text:style-name="P34">You cannot currently use wwc-list-margin with WW-line-block-center. You can see WW-line-block-center in Appendix 3 of <text:a xlink:type="simple" xlink:href="https://wiswo.org/books/milk/" text:style-name="Internet_20_link" text:visited-style-name="Visited_20_Internet_20_Link">Like Milk and Water Mixed</text:a>. </text:p>
      <text:p text:style-name="P35"><text:span text:style-name="wwc-pali">Mettā</text:span><text:span text:style-name="T36"> should be cultivated<text:line-break/>For oneself and others also.<text:line-break/>All should be suffused with </text:span><text:span text:style-name="wwc-pali">mettā</text:span> <text:line-break/><text:span text:style-name="T36">This is the teaching of the Buddhas.</text:span></text:p>
      <text:p text:style-name="P36"><text:a xlink:type="simple" xlink:href="https://suttacentral.net/mil7.5.5/en/tw_rhysdavids" text:style-name="Internet_20_link" text:visited-style-name="Visited_20_Internet_20_Link"><text:span text:style-name="Internet_20_link">Mil 7.5.5</text:span></text:a> <text:line-break/><text:span text:style-name="wwc-PTS-reference">Mil.394</text:span></text:p>
      <text:h text:style-name="P37" text:outline-level="1"><text:soft-page-break/>2. Lists <text:span text:style-name="T40">&amp; Tables</text:span></text:h>
      <text:h text:style-name="WW-chapter-section-1" text:outline-level="2">Standard Lists</text:h>
      <text:p text:style-name="P38">Standard lists are made by using the functionality for lists in <text:span text:style-name="T41">Libre Writer. Make sure that each list is a WW-paragraph paragraph style</text:span></text:p>
      <text:p text:style-name="P39">So this is a bullet point list:</text:p>
      <text:list text:style-name="L1">
        <text:list-item>
          <text:p text:style-name="P40">list item 1</text:p>
        </text:list-item>
        <text:list-item>
          <text:p text:style-name="P41">list item 2</text:p>
        </text:list-item>
        <text:list-item>
          <text:p text:style-name="P41">list item 3</text:p>
        </text:list-item>
      </text:list>
      <text:p text:style-name="P42">Enumerated lists look like this:</text:p>
      <text:list text:style-name="L2">
        <text:list-item>
          <text:p text:style-name="P43">First item</text:p>
        </text:list-item>
        <text:list-item>
          <text:p text:style-name="P44">Second item</text:p>
        </text:list-item>
        <text:list-item>
          <text:p text:style-name="P44">Third item</text:p>
        </text:list-item>
      </text:list>
      <text:h text:style-name="WW-chapter-section-1" text:outline-level="2">Glossaries</text:h>
      <text:p text:style-name="P38">Each glossary is made up of a pair. Here they are referred to as the styles WW-gloss-term and WW-gloss-text.</text:p>
      <text:p text:style-name="P38">Here is an example:</text:p>
      <text:p text:style-name="P45"><text:span text:style-name="wwc-pali">Saññā</text:span></text:p>
      <text:p text:style-name="P46">Sense, perception. One of the five aggregates.</text:p>
      <text:p text:style-name="P45">Suttas</text:p>
      <text:p text:style-name="P46">The scriptures and discourses of the Buddha.</text:p>
      <text:p text:style-name="P45"><text:span text:style-name="wwc-pali">Vedanā</text:span></text:p>
      <text:p text:style-name="P47">Feeling, sensation. One of the five aggregates.</text:p>
      <text:h text:style-name="P48" text:outline-level="2"><text:soft-page-break/>Instruction Lists</text:h>
      <text:p text:style-name="P49">Instruction lists are used for a set of instructions. Each instruction begins with a number and each instruction has a gap between themselves and the next instruction. There is two paragraph styles included for Instruction Lists: WW-instruction-lists and WW-instruction-list-comment. Here is an example from Appendix 2 of Like Milk and Water Mixed:</text:p>
      <text:p text:style-name="P50">9) When you have finished, continue to sit for a while, becoming aware of what you are feeling, of any physical sensations or any emotions that might be present. When it seems right, open your eyes and get up.</text:p>
      <text:p text:style-name="P50">10) While Metta Meditation is usually done while sitting in solitude, a <text:span text:style-name="T42">skilful </text:span>and creative person can do it anywhere. Perhaps you are relaxing at home and the music you are listening to has made you feel quietly joyful or uplifted. </text:p>
      <text:p text:style-name="P51">Here are some other hints on how to make the practice of Metta Meditation more fruitful and transformative.</text:p>
      <text:p text:style-name="P52">11) As you select each person to radiate blessings towards—a loved one, a neutral person, a disliked person and then someone in distress or towards all beings—it can help you focus on them if you create a mental picture of their face.</text:p>
      <text:h text:style-name="WW-chapter-section-1" text:outline-level="2">Tables</text:h>
      <text:p text:style-name="P53">Tables are created using standard table functionality of Libre Writer. <text:span text:style-name="T43">When creating the table do not use an automatic style and do not create headings. </text:span></text:p>
      <text:p text:style-name="P54"><text:span text:style-name="T44">All tables must have a caption </text:span><text:span text:style-name="T45">(apart from Image Tables—see below). This caption</text:span><text:span text:style-name="T44"> </text:span><text:span text:style-name="T46">sits immediately before the table </text:span>and takes the style WW-table-caption. <text:span text:style-name="T46">There are </text:span><text:span text:style-name="T45">currently </text:span><text:span text:style-name="T47">three</text:span><text:span text:style-name="T46"> types of table ‘default’ and ‘simple’ </text:span><text:span text:style-name="T47">and ‘simple without row borders’</text:span><text:span text:style-name="T46">. To create a ‘simple’ table rather than a ‘default’ table put the </text:span><text:span text:style-name="T44">word simple between to curly brackets at the beginning of the caption like so {Simple} </text:span><text:span text:style-name="T47">to create a ‘simple without row borders’ put the following in curly brackets {SimpleNoRowBorders}.</text:span></text:p>
      <text:p text:style-name="P53"><text:span text:style-name="T43">Headings for each column should be of the style WW-table-header. </text:span><text:span text:style-name="T46">If you do not require a heading for the table leave it out. </text:span>Each cell within the table should take the paragraph style WW-<text:span text:style-name="T48">table-data</text:span> by default. </text:p>
      <text:p text:style-name="P55">So the following is how we create a <text:span text:style-name="T49">default</text:span><text:span text:style-name="T46"> </text:span>table <text:span text:style-name="T46">without </text:span><text:span text:style-name="T49">column </text:span><text:span text:style-name="T46">heading</text:span><text:span text:style-name="T49">s</text:span>:</text:p>
      <text:p text:style-name="P56">Abbreviations</text:p>
      <table:table table:name="Table1" table:style-name="Table1">
        <table:table-column table:style-name="Table1.A"/>
        <table:table-column table:style-name="Table1.B"/>
        <table:table-row>
          <table:table-cell office:value-type="string">
            <text:p text:style-name="P57">A</text:p>
          </table:table-cell>
          <table:table-cell office:value-type="string">
            <text:p text:style-name="P57">Anguttara Nikāya</text:p>
          </table:table-cell>
        </table:table-row>
        <table:table-row>
          <table:table-cell office:value-type="string">
            <text:p text:style-name="P57">Cp</text:p>
          </table:table-cell>
          <table:table-cell office:value-type="string">
            <text:p text:style-name="P57">Cariyapiṭaka</text:p>
          </table:table-cell>
        </table:table-row>
        <table:table-row>
          <table:table-cell office:value-type="string">
            <text:p text:style-name="P57">Cp-a</text:p>
          </table:table-cell>
          <table:table-cell office:value-type="string">
            <text:p text:style-name="P57">Cariyāpitaka Atthakathā</text:p>
          </table:table-cell>
        </table:table-row>
        <text:soft-page-break/>
        <table:table-row>
          <table:table-cell office:value-type="string">
            <text:p text:style-name="P57">Dhs</text:p>
          </table:table-cell>
          <table:table-cell office:value-type="string">
            <text:p text:style-name="P57">Dhammasangaṇī</text:p>
          </table:table-cell>
        </table:table-row>
        <table:table-row>
          <table:table-cell office:value-type="string">
            <text:p text:style-name="P57">Dhp</text:p>
          </table:table-cell>
          <table:table-cell office:value-type="string">
            <text:p text:style-name="P57">Dhammapada</text:p>
          </table:table-cell>
        </table:table-row>
        <table:table-row>
          <table:table-cell office:value-type="string">
            <text:p text:style-name="P57">It</text:p>
          </table:table-cell>
          <table:table-cell office:value-type="string">
            <text:p text:style-name="P57">Itivuttaka</text:p>
          </table:table-cell>
        </table:table-row>
      </table:table>
      <text:p text:style-name="P58"><text:span text:style-name="T49">And t</text:span>his <text:span text:style-name="T49">is a simple </text:span>table <text:span text:style-name="T49">with</text:span> column headings:</text:p>
      <text:p text:style-name="P56"><text:span text:style-name="T49">{Simple}</text:span>Table 3.1: The Sarvāstivāda and Theravāda Saṁyuttas</text:p>
      <table:table table:name="Table2" table:style-name="Table2">
        <table:table-column table:style-name="Table2.A"/>
        <table:table-column table:style-name="Table2.B"/>
        <table:table-row>
          <table:table-cell table:style-name="Table2.A1" office:value-type="string">
            <text:p text:style-name="P59">Sarvāstivāda Saṁyukta Āgama</text:p>
          </table:table-cell>
          <table:table-cell table:style-name="Table2.A1" office:value-type="string">
            <text:p text:style-name="P59">Theravāda Saṁyutta Nikāya</text:p>
          </table:table-cell>
        </table:table-row>
        <table:table-row>
          <table:table-cell table:style-name="Table2.A1" office:value-type="string">
            <text:p text:style-name="P57"/>
          </table:table-cell>
          <table:table-cell table:style-name="Table2.A1" office:value-type="string">
            <text:p text:style-name="P57">1. Sagāthāvagga</text:p>
          </table:table-cell>
        </table:table-row>
        <table:table-row>
          <table:table-cell table:style-name="Table2.A1" office:value-type="string">
            <text:p text:style-name="P57"/>
          </table:table-cell>
          <table:table-cell table:style-name="Table2.A1" office:value-type="string">
            <text:p text:style-name="P57">2. Nidāna Vagga</text:p>
          </table:table-cell>
        </table:table-row>
        <table:table-row>
          <table:table-cell table:style-name="Table2.A1" office:value-type="string">
            <text:p text:style-name="P57">1. Khandha Vagga</text:p>
          </table:table-cell>
          <table:table-cell table:style-name="Table2.A1" office:value-type="string">
            <text:p text:style-name="P57">3. Khandha Vagga</text:p>
          </table:table-cell>
        </table:table-row>
        <table:table-row>
          <table:table-cell table:style-name="Table2.A1" office:value-type="string">
            <text:p text:style-name="P57">2. Saḷāyatana Vagga</text:p>
          </table:table-cell>
          <table:table-cell table:style-name="Table2.A1" office:value-type="string">
            <text:p text:style-name="P57">4. Saḷāyatana Vagga</text:p>
          </table:table-cell>
        </table:table-row>
        <table:table-row>
          <table:table-cell table:style-name="Table2.A1" office:value-type="string">
            <text:p text:style-name="P57">3. Nidāna Vagga</text:p>
          </table:table-cell>
          <table:table-cell table:style-name="Table2.A1" office:value-type="string">
            <text:p text:style-name="P57">4. Sāvakabhāsita Vagga</text:p>
          </table:table-cell>
        </table:table-row>
        <table:table-row>
          <table:table-cell table:style-name="Table2.A1" office:value-type="string">
            <text:p text:style-name="P57">5. Magga Vagga</text:p>
          </table:table-cell>
          <table:table-cell table:style-name="Table2.A1" office:value-type="string">
            <text:p text:style-name="P57">5. Mahā Vagga (= Magga Vagga)</text:p>
          </table:table-cell>
        </table:table-row>
        <table:table-row>
          <table:table-cell table:style-name="Table2.A1" office:value-type="string">
            <text:p text:style-name="P57">6. Buddhabhāsita Vagga</text:p>
          </table:table-cell>
          <table:table-cell table:style-name="Table2.A1" office:value-type="string">
            <text:p text:style-name="P57"/>
          </table:table-cell>
        </table:table-row>
        <table:table-row>
          <table:table-cell table:style-name="Table2.A1" office:value-type="string">
            <text:p text:style-name="P57">7. Sagāthāvagga</text:p>
          </table:table-cell>
          <table:table-cell table:style-name="Table2.A1" office:value-type="string">
            <text:p text:style-name="P57"/>
          </table:table-cell>
        </table:table-row>
      </table:table>
      <text:p text:style-name="WW-paragraph"/>
      <text:h text:style-name="P12" text:outline-level="1"><text:span text:style-name="T50">3. </text:span><text:span text:style-name="T51">Control &amp; </text:span>Images</text:h>
      <text:h text:style-name="P60" text:outline-level="2">Control</text:h>
      <text:p text:style-name="P61">There is only one control paragraph style currently. This is WW-Space</text:p>
      <text:p text:style-name="P61">This takes a single number, which is the number of lines of space . e.g.</text:p>
      <text:p text:style-name="WW-space">3</text:p>
      <text:p text:style-name="P61">You can use WW-Space with 0, and the next line will start as an unindented line</text:p>
      <text:h text:style-name="WW-chapter-section-1" text:outline-level="2">Image Tables</text:h>
      <text:p text:style-name="P62"><text:span text:style-name="T52">There is a special table called an Image Table that allows us to have an image with multiple lines of text associated with it. </text:span><text:span text:style-name="T45">Here is an example of an Image Table. The first thing to note is that an Image Table is a single column table without a caption. The first row in the table simple has the words IMAGE TABLE written in it. After this initial row, we can have captions and an image. In the below example we have used the styles </text:span><text:span text:style-name="Source_20_Text"><text:span text:style-name="T45">WW-</text:span></text:span><text:span text:style-name="Source_20_Text"><text:span text:style-name="T53">c</text:span></text:span><text:span text:style-name="Source_20_Text"><text:span text:style-name="T45">aption-</text:span></text:span><text:span text:style-name="Source_20_Text"><text:span text:style-name="T53">c</text:span></text:span><text:span text:style-name="Source_20_Text"><text:span text:style-name="T45">entered-</text:span></text:span><text:span text:style-name="Source_20_Text"><text:span text:style-name="T53">s</text:span></text:span><text:span text:style-name="Source_20_Text"><text:span text:style-name="T45">ans</text:span></text:span><text:span text:style-name="T45"> and </text:span><text:span text:style-name="Source_20_Text"><text:span text:style-name="T54">WW-</text:span></text:span><text:span text:style-name="Source_20_Text"><text:span text:style-name="T53">c</text:span></text:span><text:span text:style-name="Source_20_Text"><text:span text:style-name="T54">aption-</text:span></text:span><text:span text:style-name="Source_20_Text"><text:span text:style-name="T53">c</text:span></text:span><text:span text:style-name="Source_20_Text"><text:span text:style-name="T54">entered-</text:span></text:span><text:span text:style-name="Source_20_Text"><text:span text:style-name="T53">s</text:span></text:span><text:span text:style-name="Source_20_Text"><text:span text:style-name="T54">erif</text:span></text:span><text:span text:style-name="T54">. For the image we have used </text:span><text:span text:style-name="Source_20_Text"><text:span text:style-name="T55">WW-</text:span></text:span><text:span text:style-name="Source_20_Text"><text:span text:style-name="T53">c</text:span></text:span><text:span text:style-name="Source_20_Text"><text:span text:style-name="T55">entered-</text:span></text:span><text:span text:style-name="Source_20_Text"><text:span text:style-name="T53">i</text:span></text:span><text:span text:style-name="Source_20_Text"><text:span text:style-name="T55">mage</text:span></text:span><text:span text:style-name="T55">.</text:span></text:p>
      <table:table table:name="Table3" table:style-name="Table3">
        <table:table-column table:style-name="Table3.A"/>
        <table:table-row table:style-name="Table3.1">
          <table:table-cell table:style-name="Table3.A1" office:value-type="string">
            <text:p text:style-name="P63">IMAGE TABLE</text:p>
          </table:table-cell>
        </table:table-row>
        <table:table-row table:style-name="Table3.1">
          <table:table-cell table:style-name="Table3.A1" office:value-type="string">
            <text:p text:style-name="P64">Here is some Sans Serif text to start with</text:p>
          </table:table-cell>
        </table:table-row>
        <table:table-row table:style-name="Table3.1">
          <table:table-cell table:style-name="Table3.A1" office:value-type="string">
            <text:p text:style-name="P65">Here is some Serif text before the image</text:p>
          </table:table-cell>
        </table:table-row>
        <table:table-row table:style-name="Table3.1">
          <table:table-cell table:style-name="Table3.A1" office:value-type="string">
            <text:p text:style-name="P66">../<text:span text:style-name="T45">_resources/images/</text:span><text:span text:style-name="T49">themes</text:span><text:span text:style-name="T56">/</text:span><text:span text:style-name="T49">tms</text:span><text:span text:style-name="T56">logo.</text:span><text:span text:style-name="T49">svg</text:span>=<text:span text:style-name="T56">The </text:span><text:span text:style-name="T54">W</text:span><text:span text:style-name="T56">isdom </text:span><text:span text:style-name="T54">a</text:span><text:span text:style-name="T56">nd Wonders Logo icon</text:span>.=<text:span text:style-name="T54">10</text:span><text:span text:style-name="T56">0</text:span>=borderless</text:p>
          </table:table-cell>
        </table:table-row>
        <table:table-row table:style-name="Table3.5">
          <table:table-cell table:style-name="Table3.A1" office:value-type="string">
            <text:p text:style-name="P67">Here is some <text:span text:style-name="T56">more Serif </text:span>text</text:p>
          </table:table-cell>
        </table:table-row>
      </table:table>
      <text:p text:style-name="P68">The WW-<text:span text:style-name="T53">c</text:span>entered-<text:span text:style-name="T53">i</text:span>mage has 4 parts which are separated by an = sign. They are:</text:p>
      <text:p text:style-name="P68">1=2=3=4, where:</text:p>
      <text:list text:style-name="L3">
        <text:list-item>
          <text:p text:style-name="P69"><text:span text:style-name="T50">is </text:span><text:span text:style-name="T55">the path to the image file</text:span></text:p>
        </text:list-item>
        <text:list-item>
          <text:p text:style-name="P70"><text:span text:style-name="T50">is </text:span>the alt-text for the image</text:p>
        </text:list-item>
        <text:list-item>
          <text:p text:style-name="P70"><text:span text:style-name="T50">is t</text:span>he percentage size of the <text:span text:style-name="T50">displayed </text:span>image</text:p>
        </text:list-item>
        <text:list-item>
          <text:p text:style-name="P70"><text:span text:style-name="T50">is either ‘border’ or ‘borderless’. </text:span>If you want a border make this value say ‘border’ </text:p>
        </text:list-item>
      </text:list>
      <text:p text:style-name="P71"><text:soft-page-break/>WW-Caption-Centered-Sans and WW-Caption-Centered-Serif should speak for themselves.</text:p>
      <text:h text:style-name="P72" text:outline-level="2">Epigram Images</text:h>
      <text:p text:style-name="P73"><text:span text:style-name="T57">WW-</text:span>Epigram-<text:span text:style-name="T57">I</text:span>mage <text:span text:style-name="T57">is used </text:span><text:span text:style-name="T51">for borderless </text:span><text:span text:style-name="T57">centred images on the page, </text:span><text:span text:style-name="T51">usually used above a chapter heading.</text:span></text:p>
      <text:p text:style-name="P74"><text:span text:style-name="T49">./</text:span>img/1.webp=Each chapter the lotus gradually opens=35</text:p>
      <text:p text:style-name="P75">The WW-<text:span text:style-name="T51">Epigram</text:span>-Image has <text:span text:style-name="T51">3</text:span> parts which are separated by an = sign. They are:</text:p>
      <text:p text:style-name="P75">1=2=3, where:</text:p>
      <text:list text:continue-numbering="true" text:style-name="L3">
        <text:list-item>
          <text:p text:style-name="P76"><text:span text:style-name="T50">is </text:span><text:span text:style-name="T55">the path to the image file</text:span></text:p>
        </text:list-item>
        <text:list-item>
          <text:p text:style-name="P77"><text:span text:style-name="T50">is </text:span>the alt-text for the image</text:p>
        </text:list-item>
        <text:list-item>
          <text:p text:style-name="P77"><text:span text:style-name="T50">is t</text:span>he percentage size of the <text:span text:style-name="T50">displayed </text:span>image</text:p>
        </text:list-item>
      </text:list>
      <text:p text:style-name="P78"/>
      <text:h text:style-name="WW-chapter-section-1" text:outline-level="2">Figures</text:h>
      <text:p text:style-name="P79"/>
      <text:p text:style-name="P80"><text:span text:style-name="wwc-figure-image">img/middle-land-map.webp=Map of the Middle Land with Ancient and Modern Names=90=borderless</text:span> <text:line-break/><text:span text:style-name="wwc-figure-caption"><text:span text:style-name="T58">Figure 1: Map of the Middle Land with Ancient and Modern Names</text:span></text:span></text:p>
      <text:p text:style-name="WW-paragraph"><text:span text:style-name="wwc-figure-caption"/></text:p>
      <text:p text:style-name="WW-paragraph"><text:span text:style-name="wwc-figure-caption"/></text:p>
      <text:p text:style-name="WW-paragraph"><text:span text:style-name="wwc-figure-cap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chapter">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chapter">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chapter">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chapter">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chapter">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chapter">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2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style:line-spacing="0.139cm"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ter-section-1" style:family="paragraph" style:next-style-name="WW-paragraph" style:default-outline-level="2" style:list-style-name="" style:master-page-name="">
      <style:paragraph-properties fo:margin-top="1cm" fo:margin-bottom="0.499cm" style:contextual-spacing="false" fo:text-align="center" style:justify-single-word="false" fo:orphans="2" fo:widows="2" fo:hyphenation-ladder-count="no-limit" fo:hyphenation-keep="auto" loext:hyphenation-keep-type="column" style:page-number="auto" fo:break-before="auto" fo:break-after="auto" fo:keep-with-next="always"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cm" style:contextual-spacing="true" fo:line-height="100%"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style:font-name="Liberation Sans1" fo:font-family="'Liberation Sans'" style:font-style-name="Regular" style:font-family-generic="swiss" style:font-pitch="variable" fo:font-size="11pt" style:letter-kerning="true"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indent="0cm" style:auto-text-indent="false" fo:background-color="#fafafa" fo:padding-left="3.3cm" fo:padding-right="3.3cm" fo:padding-top="0.199cm" fo:padding-bottom="0.199cm" fo:border="0.06pt dash-dot #000000"/>
      <style:text-properties fo:font-size="12pt" style:font-size-asian="12pt"/>
    </style:style>
    <style:style style:name="WW-epigram-image" style:family="paragraph" style:master-page-name="">
      <loext:graphic-properties draw:fill="solid" draw:fill-color="#455a64"/>
      <style:paragraph-properties fo:margin-top="0cm" fo:margin-bottom="0cm" style:contextual-spacing="false" fo:line-height="115%" fo:text-align="start" style:justify-single-word="false"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style:style>
    <style:style style:name="WW-centered-image" style:family="paragraph">
      <loext:graphic-properties draw:fill="solid" draw:fill-color="#455a64"/>
      <style:paragraph-properties fo:line-height="115%" fo:break-before="auto" fo:break-after="auto" fo:background-color="#455a64" fo:padding="0.199cm" fo:border="0.06pt solid #b0bec5"/>
      <style:text-properties fo:color="#76ff03" loext:opacity="100%" style:font-name="DejaVu Sans Mono" fo:font-family="'DejaVu Sans Mono'" style:font-style-name="Book" style:font-family-generic="modern" style:font-pitch="fixed" fo:font-size="11pt" fo:background-color="transparent"/>
    </style:style>
    <style:style style:name="WW-table-caption" style:family="paragraph" style:next-style-name="WW-space" style:master-page-name="">
      <style:paragraph-properties fo:margin-top="0cm" fo:margin-bottom="0cm" style:contextual-spacing="false" fo:text-align="start" style:justify-single-word="false" fo:orphans="2" fo:widows="2" fo:hyphenation-ladder-count="no-limit" fo:hyphenation-keep="auto" loext:hyphenation-keep-type="column" style:page-number="auto" style:punctuation-wrap="hanging" style:writing-mode="lr-tb"/>
      <style:text-properties fo:font-variant="small-caps" fo:font-weight="bold" style:letter-kerning="true"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background-color="#e0e0e0" style:writing-mode="lr-tb"/>
    </style:style>
    <style:style style:name="WW-gloss-text" style:family="paragraph" style:master-page-name="">
      <loext:graphic-properties draw:fill="solid" draw:fill-color="#f5f5f5"/>
      <style:paragraph-properties fo:margin-left="0.499cm" fo:line-height="115%" style:page-number="auto" fo:background-color="#f5f5f5"/>
    </style:style>
    <style:style style:name="WW-space" style:family="paragraph" style:master-page-name="">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loext:graphic-properties draw:fill="solid" draw:fill-color="#fafafa"/>
      <style:paragraph-properties fo:margin-left="0cm" fo:margin-top="0.499cm" fo:margin-bottom="0.499cm" style:contextual-spacing="false" fo:line-height="115%" fo:background-color="#fafafa" fo:padding-left="0.499cm" fo:padding-right="0.199cm" fo:padding-top="0.199cm" fo:padding-bottom="0.199cm" fo:border="0.06pt solid #75757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0cm" fo:margin-right="0cm" fo:margin-top="0.499cm" fo:margin-bottom="0.499cm" style:contextual-spacing="false" fo:line-height="125%" fo:text-align="start" style:justify-single-word="false" fo:orphans="2" fo:widows="2" fo:hyphenation-ladder-count="no-limit" fo:hyphenation-keep="auto" loext:hyphenation-keep-type="column" fo:padding-left="0.6cm" fo:padding-right="0.6cm" fo:padding-top="0.3cm" fo:padding-bottom="0.3cm" fo:border="0.51pt dotted #616161" style:shadow="non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loext:graphic-properties draw:fill="solid" draw:fill-color="#455a64"/>
      <style:paragraph-properties fo:margin-top="0.499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punctuation-wrap="simple" style:writing-mode="lr-tb"/>
      <style:text-properties fo:color="#76ff03" loext:opacity="10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loext:graphic-properties draw:fill="solid" draw:fill-color="#455a64"/>
      <style:paragraph-properties fo:margin-top="0.101cm" fo:margin-bottom="0.499cm" style:contextual-spacing="true"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loext:graphic-properties draw:fill="solid" draw:fill-color="#455a64"/>
      <style:paragraph-properties fo:margin-top="0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style:text-properties fo:font-size="14pt" fo:font-style="italic" fo:font-weight="normal"/>
    </style:style>
    <style:style style:name="WW-epigram-3-cite" style:family="paragraph" style:next-style-name="WW-paragraph" style:master-page-name="">
      <style:paragraph-properties fo:margin-left="1.7cm" fo:margin-right="1.7cm" fo:margin-top="0.101cm" fo:margin-bottom="0.499cm" style:contextual-spacing="false" fo:line-height="115%" fo:text-align="end" style:justify-single-word="false" style:page-number="auto"/>
    </style:style>
    <style:style style:name="WW-footnote" style:family="paragraph" style:class="extra">
      <loext:graphic-properties draw:fill="solid" draw:fill-color="#f5f5f5"/>
      <style:paragraph-properties fo:background-color="#f5f5f5"/>
      <style:text-properties fo:background-color="transparent"/>
    </style:style>
    <style:style style:name="WW-chapter-section-2" style:family="paragraph" style:next-style-name="WW-paragraph" style:default-outline-level="3" style:list-style-name="" style:master-page-name="">
      <style:paragraph-properties fo:margin-left="0cm" fo:margin-top="0.3cm" fo:margin-bottom="0.101cm" style:contextual-spacing="false" style:page-number="auto" fo:keep-with-next="always"/>
      <style:text-properties fo:font-size="12pt" style:text-underline-style="solid" style:text-underline-width="auto" style:text-underline-color="font-color" fo:font-weight="bold" officeooo:rsid="00281b7f"/>
    </style:style>
    <style:style style:name="Addressee" style:family="paragraph" style:parent-style-name="Standard" style:class="extra">
      <style:paragraph-properties fo:margin-top="0cm" fo:margin-bottom="0.106cm" style:contextual-spacing="false" text:number-lines="false" text:line-number="0"/>
      <style:text-properties fo:background-color="transparent"/>
    </style:style>
    <style:style style:name="WW-table-data" style:family="paragraph">
      <style:paragraph-properties fo:margin-top="0.101cm" fo:margin-bottom="0.101cm" style:contextual-spacing="false"/>
      <style:text-properties fo:color="#4a148c" loext:opacity="100%" officeooo:rsid="0047f246"/>
    </style:style>
    <style:style style:name="WW-table-header" style:family="paragraph" style:parent-style-name="WW-table-data">
      <loext:graphic-properties draw:fill="solid" draw:fill-color="#ede7f6"/>
      <style:paragraph-properties fo:margin-top="0.3cm" fo:margin-bottom="0.3cm" style:contextual-spacing="false" fo:background-color="#ede7f6"/>
      <style:text-properties fo:font-weight="bold"/>
    </style:style>
    <style:style style:name="WW-additional-info" style:family="paragraph">
      <style:text-properties fo:font-weight="normal" style:font-weight-asian="bold" style:font-weight-complex="bold"/>
    </style:style>
    <style:style style:name="WW-additional-info-title" style:family="paragraph">
      <style:paragraph-properties fo:margin-left="0cm" fo:margin-top="0.3cm" fo:margin-bottom="0.3cm" style:contextual-spacing="false"/>
      <style:text-properties fo:font-variant="small-caps" fo:font-weight="bold"/>
    </style:style>
    <style:style style:name="WW-figure" style:family="paragraph">
      <style:paragraph-properties fo:margin-top="0cm" fo:margin-bottom="0cm" style:contextual-spacing="false" fo:text-align="start" style:justify-single-word="false" fo:orphans="2" fo:widows="2" fo:hyphenation-ladder-count="no-limit" fo:hyphenation-keep="auto" loext:hyphenation-keep-type="column" fo:padding="0.035cm" fo:border="0.26pt solid #311b92" style:shadow="none"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style:style style:name="wwc-figure-image" style:family="text">
      <style:text-properties fo:letter-spacing="normal" style:letter-kerning="true" fo:background-color="#fbc02d"/>
    </style:style>
    <style:style style:name="wwc-figure-caption" style:family="text">
      <style:text-properties fo:color="#000000" loext:opacity="100%" style:font-name="Liberation Serif" fo:font-family="'Liberation Serif'" style:font-family-generic="roman" style:font-pitch="variable" fo:font-size="10.5pt" fo:language="en" fo:country="GB" fo:font-style="italic" style:letter-kerning="true" fo:background-color="#ffa000" style:font-name-asian="NSimSun1" style:font-family-asian="NSimSun" style:font-family-generic-asian="system" style:font-pitch-asian="variable" style:font-size-asian="10.5pt" style:language-asian="zh" style:country-asian="CN" style:font-style-asian="italic" style:font-name-complex="Lucida Sans1" style:font-family-complex="'Lucida Sans'" style:font-family-generic-complex="system" style:font-pitch-complex="variable" style:font-size-complex="12pt" style:language-complex="hi" style:country-complex="IN"/>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tuart Corner</meta:initial-creator>
    <meta:creation-date>2025-01-18T13:10:21.725000000</meta:creation-date>
    <dc:date>2025-10-15T09:57:22.529806200</dc:date>
    <dc:creator>Stuart Corner</dc:creator>
    <meta:editing-duration>PT5H47M49S</meta:editing-duration>
    <meta:editing-cycles>42</meta:editing-cycles>
    <meta:generator>LibreOffice/25.2.5.2$Windows_X86_64 LibreOffice_project/03d19516eb2e1dd5d4ccd751a0d6f35f35e08022</meta:generator>
    <dc:title>Template for tMSBookBuilder conversion program</dc:title>
    <meta:document-statistic meta:table-count="3" meta:image-count="0" meta:object-count="0" meta:page-count="11" meta:paragraph-count="173" meta:word-count="2304" meta:character-count="13667" meta:non-whitespace-character-count="11440"/>
  </office:meta>
</office:document-meta>
</file>